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49C386DFB62080F.png" manifest:media-type="image/png"/>
  <manifest:file-entry manifest:full-path="Pictures/10000000000007800000043872C4762A0838AC8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9.411cm, 2.669cm, 2.91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707cm, 24.111cm, 0cm, 5.78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-1.547cm" svg:y="-1.646cm" svg:width="20.316cm" svg:height="28.852cm" draw:z-index="1"><draw:image xlink:href="Pictures/100000000000078000000438649C386DFB62080F.png" xlink:type="simple" xlink:show="embed" xlink:actuate="onLoad" draw:mime-type="image/png"/></draw:frame></text:p>
      <text:p text:style-name="P1"><draw:frame draw:style-name="fr2" draw:name="Image1" text:anchor-type="char" svg:x="2.589cm" svg:y="6.532cm" svg:width="15.623cm" svg:height="21.168cm" draw:z-index="0"><draw:image xlink:href="Pictures/10000000000007800000043872C4762A0838AC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5T22:11:56.130000000</meta:creation-date>
    <dc:date>2022-11-05T22:17:34.744000000</dc:date>
    <meta:editing-duration>PT5M40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3.5.2$Windows_X86_64 LibreOffice_project/184fe81b8c8c30d8b5082578aee2fed2ea847c01</meta:generator>
  </office:meta>
</office:document-meta>
</file>